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44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49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7f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cfe7f5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Exercise 1" table:style-name="ta1">
        <table:shapes>
          <draw:frame draw:z-index="0" draw:style-name="gr1" draw:text-style-name="P1" svg:width="157.97mm" svg:height="106.58mm" svg:x="18.54mm" svg:y="57.57mm">
            <loext:p draw:notify-on-update-of-ranges="'Exercise 1'.C3:'Exercise 1'.C12 'Exercise 1'.D2:'Exercise 1'.D2 'Exercise 1'.E3:'Exercise 1'.E12 'Exercise 1'.D2:'Exercise 1'.D2 'Exercise 1'.D3:'Exercise 1'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8mm" svg:height="113.95mm" svg:x="212.2mm" svg:y="62.94mm">
            <loext:p draw:notify-on-update-of-ranges="'Exercise 1'.I3:'Exercise 1'.I13 'Exercise 1'.K3:'Exercise 1'.K13 'Exercise 1'.J2:'Exercise 1'.J2 'Exercise 1'.J3:'Exercise 1'.J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3"/>
        <table:table-column table:style-name="co4" table:default-cell-style-name="ce3"/>
        <table:table-column table:style-name="co9" table:default-cell-style-name="ce7"/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Damping factor, <text:span text:style-name="T1">ε</text:span></text:p>
          </table:table-cell>
          <table:table-cell table:style-name="ce1" office:value-type="string" calcext:value-type="string">
            <text:p>Traveltime misfit (s**2)</text:p>
          </table:table-cell>
          <table:table-cell table:style-name="ce1" office:value-type="string" calcext:value-type="string">
            <text:p>Model variance (km/s)**2</text:p>
          </table:table-cell>
          <table:table-cell table:number-columns-repeated="3"/>
          <table:table-cell table:style-name="ce1" office:value-type="string" calcext:value-type="string">
            <text:p>Smoothing factor, <text:span text:style-name="T1">η</text:span></text:p>
          </table:table-cell>
          <table:table-cell table:style-name="ce1" office:value-type="string" calcext:value-type="string">
            <text:p>Traveltime misfit (s**2)</text:p>
          </table:table-cell>
          <table:table-cell table:style-name="ce1" office:value-type="string" calcext:value-type="string">
            <text:p>Model roughness (kms)**-1</text:p>
          </table:table-cell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"/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/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/>
          <table:table-cell table:number-columns-repeated="3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8"/>
          <table:table-cell table:number-columns-repeated="3"/>
          <table:table-cell table:style-name="ce4" office:value-type="float" office:value="500" calcext:value-type="float">
            <text:p>500</text:p>
          </table:table-cell>
          <table:table-cell table:style-name="ce4"/>
          <table:table-cell table:style-name="ce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00" calcext:value-type="float">
            <text:p>500</text:p>
          </table:table-cell>
          <table:table-cell table:style-name="ce4"/>
          <table:table-cell table:style-name="ce8"/>
          <table:table-cell table:number-columns-repeated="3"/>
          <table:table-cell table:style-name="ce4" office:value-type="float" office:value="2000" calcext:value-type="float">
            <text:p>2000</text:p>
          </table:table-cell>
          <table:table-cell table:style-name="ce4"/>
          <table:table-cell table:style-name="ce8"/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/>
          <table:table-cell table:style-name="ce9"/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0" office:value-type="float" office:value="10000" calcext:value-type="float">
            <text:p>10000</text:p>
          </table:table-cell>
          <table:table-cell table:style-name="ce10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15:38:16.869103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0:39:43.954814825</meta:creation-date>
    <dc:date>2018-11-07T15:56:24.524972246</dc:date>
    <meta:editing-duration>PT1H25M22S</meta:editing-duration>
    <meta:editing-cycles>7</meta:editing-cycles>
    <meta:generator>LibreOffice/5.1.6.2$Linux_X86_64 LibreOffice_project/10m0$Build-2</meta:generator>
    <meta:document-statistic meta:table-count="1" meta:cell-count="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61">
      <style:chart-properties chart:display-label="true" chart:logarithmic="false" chart:minimum="0" chart:maximum="0.000004" chart:origin="0" chart:interval-major="0.00000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7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1cm" svg:height="11.396cm" xlink:href=".." xlink:type="simple" chart:class="chart:scatter" chart:style-name="ch1">
        <chart:plot-area chart:style-name="ch2" table:cell-range-address="'Exercise 1'.I2:'Exercise 1'.J13 'Exercise 1'.K3:'Exercise 1'.K13" chart:data-source-has-labels="both" svg:x="1.33cm" svg:y="0.227cm" svg:width="14.332cm" svg:height="9.961cm">
          <chartooo:coordinate-region svg:x="2.137cm" svg:y="0.426cm" svg:width="12.835cm" svg:height="9.115cm"/>
          <chart:axis chart:dimension="x" chart:name="primary-x" chart:style-name="ch3" chartooo:axis-type="auto">
            <chart:title svg:x="6.388cm" svg:y="10.415cm" chart:style-name="ch4">
              <text:p>Model roughness / (kms)**-1</text:p>
            </chart:title>
            <chart:categories table:cell-range-address="'Exercise 1'.I3:'Exercise 1'.I13"/>
          </chart:axis>
          <chart:axis chart:dimension="y" chart:name="primary-y" chart:style-name="ch5">
            <chart:title svg:x="0.451cm" svg:y="6.839cm" chart:style-name="ch6">
              <text:p>Traveltime misfit / s**2</text:p>
            </chart:title>
          </chart:axis>
          <chart:series chart:style-name="ch7" chart:values-cell-range-address="'Exercise 1'.J3:'Exercise 1'.J13" chart:label-cell-address="'Exercise 1'.J2:'Exercise 1'.J2" chart:class="chart:scatter">
            <chart:domain table:cell-range-address="'Exercise 1'.K3:'Exercise 1'.K13"/>
            <chart:data-point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Traveltime misfit (s**2)</text:p>
                <draw:g>
                  <svg:desc>'Exercise 1'.J2:'Exercise 1'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Exercise 1'.I3:'Exercise 1'.I13</svg:desc>
                </draw:g>
              </table:table-cell>
              <table:table-cell office:value-type="float" office:value="NaN">
                <text:p>NaN</text:p>
                <draw:g>
                  <svg:desc>'Exercise 1'.K3:'Exercise 1'.K13</svg:desc>
                </draw:g>
              </table:table-cell>
              <table:table-cell office:value-type="float" office:value="NaN">
                <text:p>NaN</text:p>
                <draw:g>
                  <svg:desc>'Exercise 1'.J3:'Exercise 1'.J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0" chart:maximum="0.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98cm" svg:height="10.659cm" xlink:href=".." xlink:type="simple" chart:class="chart:scatter" chart:style-name="ch1">
        <chart:plot-area chart:style-name="ch2" table:cell-range-address="'Exercise 1'.C3:'Exercise 1'.E12 'Exercise 1'.C2:'Exercise 1'.D2" chart:data-source-has-labels="both" svg:x="1.326cm" svg:y="0.213cm" svg:width="14.157cm" svg:height="9.252cm">
          <chartooo:coordinate-region svg:x="2.133cm" svg:y="0.412cm" svg:width="12.833cm" svg:height="8.406cm"/>
          <chart:axis chart:dimension="x" chart:name="primary-x" chart:style-name="ch3" chartooo:axis-type="auto">
            <chart:title svg:x="6.455cm" svg:y="9.678cm" chart:style-name="ch4">
              <text:p>Model variance / (km/s)**2</text:p>
            </chart:title>
            <chart:categories table:cell-range-address="'Exercise 1'.C3:'Exercise 1'.C12"/>
          </chart:axis>
          <chart:axis chart:dimension="y" chart:name="primary-y" chart:style-name="ch5">
            <chart:title svg:x="0.451cm" svg:y="6.471cm" chart:style-name="ch6">
              <text:p>Traveltime misfit / s**2</text:p>
            </chart:title>
          </chart:axis>
          <chart:series chart:style-name="ch7" chart:values-cell-range-address="'Exercise 1'.D3:'Exercise 1'.D12" chart:label-cell-address="'Exercise 1'.D2:'Exercise 1'.D2" chart:class="chart:scatter">
            <chart:domain table:cell-range-address="'Exercise 1'.E3:'Exercise 1'.E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raveltime misfit (s**2)</text:p>
                <draw:g>
                  <svg:desc>'Exercise 1'.D2:'Exercise 1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Exercise 1'.C3:'Exercise 1'.C12</svg:desc>
                </draw:g>
              </table:table-cell>
              <table:table-cell office:value-type="float" office:value="NaN">
                <text:p>NaN</text:p>
                <draw:g>
                  <svg:desc>'Exercise 1'.E3:'Exercise 1'.E12</svg:desc>
                </draw:g>
              </table:table-cell>
              <table:table-cell office:value-type="float" office:value="NaN">
                <text:p>NaN</text:p>
                <draw:g>
                  <svg:desc>'Exercise 1'.D3:'Exercise 1'.D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